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Pregunta 1:</text:span></text:span> ¿Qué es DNS y cuál es su función principal en Internet?</text:p>
      <text:p text:style-name="P3"><text:span text:style-name="Strong_20_Emphasis"><text:span text:style-name="T2">Respuesta 1:</text:span></text:span> DNS (Sistema de Nombres de Dominio) es un sistema que traduce nombres de dominio legibles por humanos en direcciones IP utilizadas por las computadoras en Internet. Su función principal es resolver nombres de dominio en direcciones IP.</text:p>
      <text:p text:style-name="P3"><text:span text:style-name="Strong_20_Emphasis"><text:span text:style-name="T2">Pregunta 2:</text:span></text:span> ¿Cuál es el propósito de la criptografía en el contexto de DNS?</text:p>
      <text:p text:style-name="P3"><text:span text:style-name="Strong_20_Emphasis"><text:span text:style-name="T2">Respuesta 2:</text:span></text:span> La criptografía se utiliza en DNS para proteger la integridad y autenticidad de los datos de DNS, garantizando que las respuestas DNS no se vean comprometidas por ataques como la suplantación de DNS.</text:p>
      <text:p text:style-name="P3"><text:span text:style-name="Strong_20_Emphasis"><text:span text:style-name="T2">Pregunta 3:</text:span></text:span> ¿Qué es DNSSEC y cuál es su objetivo principal?</text:p>
      <text:p text:style-name="P3"><text:span text:style-name="Strong_20_Emphasis"><text:span text:style-name="T2">Respuesta 3:</text:span></text:span> DNSSEC (Sistema de Extensiones de Seguridad de DNS) es una extensión del DNS que utiliza criptografía para asegurar la autenticidad e integridad de los datos de DNS. Su objetivo principal es proteger contra ataques de suplantación de DNS.</text:p>
      <text:p text:style-name="P3"><text:span text:style-name="Strong_20_Emphasis"><text:span text:style-name="T2">Pregunta 4:</text:span></text:span> ¿Cómo funciona DNSSEC para proteger los registros DNS?</text:p>
      <text:p text:style-name="P3"><text:span text:style-name="Strong_20_Emphasis"><text:span text:style-name="T2">Respuesta 4:</text:span></text:span> DNSSEC firma los registros DNS con claves criptográficas y agrega firmas digitales (RRSIG) a los registros DNS. Los resolutores DNS pueden verificar estas firmas para asegurarse de que los registros no han sido modificados.</text:p>
      <text:p text:style-name="P3"><text:span text:style-name="Strong_20_Emphasis"><text:span text:style-name="T2">Pregunta 5:</text:span></text:span> ¿Qué es una firma RRSIG en DNSSEC?</text:p>
      <text:p text:style-name="P3"><text:span text:style-name="Strong_20_Emphasis"><text:span text:style-name="T2">Respuesta 5:</text:span></text:span> Una firma RRSIG es una firma digital adjunta a un registro DNS en un conjunto de respuestas DNSSEC. Esta firma se utiliza para verificar la autenticidad e integridad del registro.</text:p>
      <text:p text:style-name="P3"><text:span text:style-name="Strong_20_Emphasis"><text:span text:style-name="T2">Pregunta 6:</text:span></text:span> ¿Qué es una clave ZSK (Zona de Clave de Firma) en DNSSEC?</text:p>
      <text:p text:style-name="P3"><text:span text:style-name="Strong_20_Emphasis"><text:span text:style-name="T2">Respuesta 6:</text:span></text:span> Una clave ZSK es una clave criptográfica utilizada para firmar registros DNS en una zona DNSSEC. Estas claves son específicas de la zona y se utilizan para proteger los registros DNS en esa zona.</text:p>
      <text:p text:style-name="P3"><text:span text:style-name="Strong_20_Emphasis"><text:span text:style-name="T2">Pregunta 7:</text:span></text:span> ¿Qué es una clave KSK (Clave de Firma de Clave) en DNSSEC?</text:p>
      <text:p text:style-name="P3"><text:span text:style-name="Strong_20_Emphasis"><text:span text:style-name="T2">Respuesta 7:</text:span></text:span> Una clave KSK es una clave criptográfica utilizada para firmar las claves ZSK en DNSSEC. Estas claves son responsables de garantizar la autenticidad de las claves de firma en una zona DNSSEC.</text:p>
      <text:p text:style-name="P3"><text:span text:style-name="Strong_20_Emphasis"><text:span text:style-name="T2">Pregunta 8:</text:span></text:span> ¿Por qué es importante la rotación de claves en DNSSEC?</text:p>
      <text:p text:style-name="P3"><text:span text:style-name="Strong_20_Emphasis"><text:span text:style-name="T2">Respuesta 8:</text:span></text:span> La rotación de claves en DNSSEC es importante para garantizar la seguridad a largo plazo de una zona DNSSEC. Ayuda a evitar la exposición prolongada de claves y aumenta la resistencia a ataques.</text:p>
      <text:p text:style-name="P3"><text:soft-page-break/><text:span text:style-name="Strong_20_Emphasis"><text:span text:style-name="T2">Pregunta 9:</text:span></text:span> ¿Qué es una llave de confianza (trust anchor) en DNSSEC?</text:p>
      <text:p text:style-name="P3"><text:span text:style-name="Strong_20_Emphasis"><text:span text:style-name="T2">Respuesta 9:</text:span></text:span> Una llave de confianza es una clave pública de confianza utilizada para verificar las firmas en una zona DNSSEC. Es una clave raíz que se utiliza para establecer la cadena de confianza.</text:p>
      <text:p text:style-name="P3"><text:span text:style-name="Strong_20_Emphasis"><text:span text:style-name="T2">Pregunta 10:</text:span></text:span> ¿Cuál es el papel de la Autoridad de Certificación (CA) en DNSSEC?</text:p>
      <text:p text:style-name="P3"><text:span text:style-name="Strong_20_Emphasis"><text:span text:style-name="T2">Respuesta 10:</text:span></text:span> Las Autoridades de Certificación (CA) emiten certificados que contienen claves públicas utilizadas en DNSSEC. Estos certificados ayudan a establecer la autenticidad de las claves utilizadas en la infraestructura de DNSSEC.</text:p>
      <text:p text:style-name="P3"><text:span text:style-name="Strong_20_Emphasis"><text:span text:style-name="T2">Pregunta 11:</text:span></text:span> ¿Cuál es el riesgo de no implementar DNSSEC en un servidor DNS?</text:p>
      <text:p text:style-name="P3"><text:span text:style-name="Strong_20_Emphasis"><text:span text:style-name="T2">Respuesta 11:</text:span></text:span> Sin DNSSEC, un servidor DNS está vulnerable a ataques de suplantación de DNS, lo que puede resultar en la redirección de tráfico y la interceptación de datos.</text:p>
      <text:p text:style-name="P3"><text:span text:style-name="Strong_20_Emphasis"><text:span text:style-name="T2">Pregunta 12:</text:span></text:span> ¿Qué es DANE (DNS-based Authentication of Named Entities) y cómo se relaciona con DNSSEC?</text:p>
      <text:p text:style-name="P3"><text:span text:style-name="Strong_20_Emphasis"><text:span text:style-name="T2">Respuesta 12:</text:span></text:span> DANE es una extensión de DNSSEC que permite a los servidores de correo electrónico y otros servicios web publicar información sobre sus certificados digitales en registros DNS. Esto ayuda a proteger la autenticidad de las comunicaciones cifradas.</text:p>
      <text:p text:style-name="P3"><text:span text:style-name="Strong_20_Emphasis"><text:span text:style-name="T2">Pregunta 13:</text:span></text:span> ¿Qué es DNS over TLS (DoT) y cómo mejora la privacidad en las consultas DNS?</text:p>
      <text:p text:style-name="P3"><text:span text:style-name="Strong_20_Emphasis"><text:span text:style-name="T2">Respuesta 13:</text:span></text:span> DNS over TLS es un protocolo que cifra las consultas DNS y las transmite a través de conexiones TLS seguras. Esto protege la privacidad del usuario al ocultar las consultas DNS de los observadores no autorizados.</text:p>
      <text:p text:style-name="P3"><text:span text:style-name="Strong_20_Emphasis"><text:span text:style-name="T2">Pregunta 14:</text:span></text:span> ¿En qué puerto y protocolo se ejecuta DNS over TLS?</text:p>
      <text:p text:style-name="P3"><text:span text:style-name="Strong_20_Emphasis"><text:span text:style-name="T2">Respuesta 14:</text:span></text:span> DNS over TLS se ejecuta en el puerto 853 utilizando el protocolo TCP. También puede ejecutarse en el puerto 443 utilizado por HTTPS.</text:p>
      <text:p text:style-name="P3"><text:span text:style-name="Strong_20_Emphasis"><text:span text:style-name="T2">Pregunta 15:</text:span></text:span> ¿Qué es DNS over HTTPS (DoH) y cuál es su propósito?</text:p>
      <text:p text:style-name="P3"><text:span text:style-name="Strong_20_Emphasis"><text:span text:style-name="T2">Respuesta 15:</text:span></text:span> DNS over HTTPS es un protocolo que cifra las consultas DNS y las transmite a través de conexiones HTTPS. Su propósito es proteger la privacidad del usuario y evitar la manipulación de DNS en redes no confiables.</text:p>
      <text:p text:style-name="P3"><text:span text:style-name="Strong_20_Emphasis"><text:span text:style-name="T2">Pregunta 16:</text:span></text:span> ¿Cuál es la diferencia entre DNS over TLS (DoT) y DNS over HTTPS (DoH)?</text:p>
      <text:p text:style-name="P3"><text:span text:style-name="Strong_20_Emphasis"><text:span text:style-name="T2">Respuesta 16:</text:span></text:span> La diferencia principal es el protocolo subyacente: DoT utiliza TLS sobre TCP, mientras que DoH utiliza HTTPS sobre TCP o UDP. Ambos cifran las consultas DNS, pero se ejecutan en diferentes puertos.</text:p>
      <text:p text:style-name="P3"><text:soft-page-break/><text:span text:style-name="Strong_20_Emphasis"><text:span text:style-name="T2">Pregunta 17:</text:span></text:span> ¿Qué es DNSSEC Lookaside Validation (DLV) y cómo se relaciona con DNSSEC?</text:p>
      <text:p text:style-name="P3"><text:span text:style-name="Strong_20_Emphasis"><text:span text:style-name="T2">Respuesta 17:</text:span></text:span> DNSSEC Lookaside Validation (DLV) fue un mecanismo que permitía a las organizaciones publicar sus claves DNSSEC en un registro especial. Sin embargo, DLV ya no se recomienda y se prefiere el enfoque de confianza directa en la cadena de confianza de DNSSEC.</text:p>
      <text:p text:style-name="P3"><text:span text:style-name="Strong_20_Emphasis"><text:span text:style-name="T2">Pregunta 18:</text:span></text:span> ¿Cuál es la función de un resolutor DNS en DNSSEC?</text:p>
      <text:p text:style-name="P3"><text:span text:style-name="Strong_20_Emphasis"><text:span text:style-name="T2">Respuesta 18:</text:span></text:span> Un resolutor DNS es responsable de verificar las firmas digitales en las respuestas DNSSEC y garantizar que los registros DNS no hayan sido modificados. También puede utilizar claves de confianza para realizar esta verificación.</text:p>
      <text:p text:style-name="P3"><text:span text:style-name="Strong_20_Emphasis"><text:span text:style-name="T2">Pregunta 19:</text:span></text:span> ¿Cuál es la importancia de los registros DS en DNSSEC?</text:p>
      <text:p text:style-name="P3"><text:span text:style-name="Strong_20_Emphasis"><text:span text:style-name="T2">Respuesta 19:</text:span></text:span> Los registros DS (Delegation Signer) se utilizan para establecer la cadena de confianza en DNSSEC. Ayudan a los resolutores DNS a verificar la autenticidad de las claves de firma utilizadas en una zona.</text:p>
      <text:p text:style-name="P3"><text:span text:style-name="Strong_20_Emphasis"><text:span text:style-name="T2">Pregunta 20:</text:span></text:span> ¿Cuál es la relación entre DNSSEC y la mitigación de ataques de envenenamiento de caché DNS?</text:p>
      <text:p text:style-name="P3"><text:span text:style-name="Strong_20_Emphasis"><text:span text:style-name="T2">Respuesta 20:</text:span></text:span> DNSSEC ayuda a mitigar los ataques de envenenamiento de caché DNS al permitir a los resolutores DNS verificar la autenticidad de las respuestas DNS. Esto hace que sea más difícil para un atacante falsificar respuestas y envenenar la caché DN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21e3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text:span><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riptografía</text:span> </text:p>
        <text:p text:style-name="MP2">DNS and Cryptography <text:s text:c="3"/></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7:44:58.171296965</dc:date>
    <meta:editing-duration>PT10H33M12S</meta:editing-duration>
    <meta:editing-cycles>146</meta:editing-cycles>
    <meta:generator>LibreOffice/7.4.1.2$Linux_X86_64 LibreOffice_project/3c58a8f3a960df8bc8fd77b461821e42c061c5f0</meta:generator>
    <meta:document-statistic meta:table-count="0" meta:image-count="1" meta:object-count="0" meta:page-count="3" meta:paragraph-count="43" meta:word-count="986" meta:character-count="5923" meta:non-whitespace-character-count="4975"/>
  </office:meta>
</office:document-meta>
</file>